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9" calcext:value-type="float">
            <text:p>109</text:p>
          </table:table-cell>
          <table:table-cell table:style-name="ce7" table:formula="of:=COUNTIF([.B7:.B135];&quot;X&quot;)" office:value-type="float" office:value="86" calcext:value-type="float">
            <text:p>86</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19" calcext:value-type="float">
            <text:p>19</text:p>
          </table:table-cell>
          <table:table-cell table:style-name="ce25" table:formula="of:=SUM([.B2:.F2])" office:value-type="float" office:value="127" calcext:value-type="float">
            <text:p>12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14">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1">00/00/0000</text:date>, <text:time style:data-style-name="N2" text:time-value="20:15:16.7556698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31T20:16:10.845033814</dc:date>
    <meta:editing-duration>PT8H54M51S</meta:editing-duration>
    <meta:editing-cycles>135</meta:editing-cycles>
    <meta:document-statistic meta:table-count="1" meta:cell-count="635" meta:object-count="0"/>
  </office:meta>
</office:document-meta>
</file>